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8.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8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1.2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1.723cm"/>
    </style:style>
    <style:style style:name="gr6" style:family="graphic" style:parent-style-name="standard">
      <style:graphic-properties draw:textarea-horizontal-align="justify" draw:textarea-vertical-align="middle" draw:auto-grow-height="false" fo:min-height="3.877cm" fo:min-width="2.6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7cm" fo:min-width="3.62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3.9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222cm" svg:x="7.033cm" svg:y="11.16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9cm" svg:height="1.588cm" svg:x="9.255cm" svg:y="8.619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0.208cm" svg:y="5.127cm">
          <text:p text:style-name="P1">L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27cm" svg:height="1.588cm" svg:x="14.018cm" svg:y="1.952cm">
          <text:p text:style-name="P1"><text:s/>Episodic Memor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0.635cm" svg:x="6.398cm" svg:y="5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4cm" svg:height="0.635cm" svg:x="6.398cm" svg:y="6.644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175cm" svg:height="4.127cm" svg:x="2.905cm" svg:y="4.17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27cm" svg:height="1.587cm" svg:x="14.018cm" svg:y="4.175cm">
          <text:p text:style-name="P1">Working Memor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44cm" svg:height="1.587cm" svg:x="9.256cm" svg:y="2.905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2.222cm" svg:x="7.033cm" svg:y="25.448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9cm" svg:height="1.588cm" svg:x="9.255cm" svg:y="22.907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0.208cm" svg:y="19.415cm">
          <text:p text:style-name="P1">L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4cm" svg:height="0.635cm" svg:x="6.398cm" svg:y="19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4cm" svg:height="0.635cm" svg:x="6.398cm" svg:y="20.93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175cm" svg:height="4.127cm" svg:x="2.905cm" svg:y="18.463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44cm" svg:height="1.587cm" svg:x="9.255cm" svg:y="17.298cm">
          <text:p text:style-name="P1">Memory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983cm" svg:height="3.81cm" svg:x="14.017cm" svg:y="21.32cm">
          <draw:text-box>
            <text:p>Replace Agent, Env with Images</text:p>
            <text:p/>
            <text:p>Add labeled Arrow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2T10:53:03.235797829</meta:creation-date>
    <dc:date>2025-09-12T11:08:46.238392470</dc:date>
    <meta:editing-duration>PT15M42S</meta:editing-duration>
    <meta:editing-cycles>3</meta:editing-cycles>
    <meta:generator>LibreOffice/7.3.7.2$Linux_X86_64 LibreOffice_project/30$Build-2</meta:generator>
    <meta:document-statistic meta:object-count="17"/>
  </office:meta>
</office:document-meta>
</file>